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" fo:language="en" fo:country="US" style:font-name-asian="DejaVu Sans" style:language-asian="en" style:country-asian="US" style:font-name-complex="DejaVu Sans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in (amplitude)</text:p>
          </table:table-cell>
          <table:table-cell office:value-type="string">
            <text:p>Vout</text:p>
          </table:table-cell>
          <table:table-cell office:value-type="string">
            <text:p>pin</text:p>
          </table:table-cell>
          <table:table-cell office:value-type="string">
            <text:p>pout</text:p>
          </table:table-cell>
          <table:table-cell office:value-type="string">
            <text:p>Eff</text:p>
          </table:table-cell>
          <table:table-cell office:value-type="string">
            <text:p>Lr</text:p>
          </table:table-cell>
          <table:table-cell office:value-type="string">
            <text:p>Zin</text:p>
          </table:table-cell>
          <table:table-cell office:value-type="string">
            <text:p>phase</text:p>
          </table:table-cell>
          <table:table-cell office:value-type="string">
            <text:p>dpeak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7.5">
            <text:p>7.5</text:p>
          </table:table-cell>
          <table:table-cell office:value-type="float" office:value="0.8736">
            <text:p>0.8736</text:p>
          </table:table-cell>
          <table:table-cell office:value-type="float" office:value="0.6712">
            <text:p>0.6712</text:p>
          </table:table-cell>
          <table:table-cell table:formula="of:=([.D2]/[.C2])" office:value-type="float" office:value="0.768315018315018">
            <text:p>0.7683150183</text:p>
          </table:table-cell>
          <table:table-cell office:value-type="string">
            <text:p>3.4n</text:p>
          </table:table-cell>
          <table:table-cell office:value-type="float" office:value="15.667">
            <text:p>15.667</text:p>
          </table:table-cell>
          <table:table-cell office:value-type="float" office:value="0.99141">
            <text:p>0.99141</text:p>
          </table:table-cell>
          <table:table-cell office:value-type="float" office:value="28.67">
            <text:p>28.67</text:p>
          </table:table-cell>
        </table:table-row>
        <table:table-row table:style-name="ro2">
          <table:table-cell office:value-type="float" office:value="0.29">
            <text:p>0.29</text:p>
          </table:table-cell>
          <table:table-cell office:value-type="float" office:value="7.5">
            <text:p>7.5</text:p>
          </table:table-cell>
          <table:table-cell office:value-type="float" office:value="0.8334">
            <text:p>0.8334</text:p>
          </table:table-cell>
          <table:table-cell office:value-type="float" office:value="0.6402">
            <text:p>0.6402</text:p>
          </table:table-cell>
          <table:table-cell table:formula="of:=([.D3]/[.C3])" office:value-type="float" office:value="0.768178545716343">
            <text:p>0.7681785457</text:p>
          </table:table-cell>
          <table:table-cell office:value-type="string">
            <text:p>3.4n</text:p>
          </table:table-cell>
          <table:table-cell office:value-type="float" office:value="15.92">
            <text:p>15.92</text:p>
          </table:table-cell>
          <table:table-cell office:value-type="float" office:value="0.9956">
            <text:p>0.9956</text:p>
          </table:table-cell>
          <table:table-cell office:value-type="float" office:value="28.3">
            <text:p>28.3</text:p>
          </table:table-cell>
        </table:table-row>
        <table:table-row table:style-name="ro2">
          <table:table-cell office:value-type="float" office:value="0.28">
            <text:p>0.28</text:p>
          </table:table-cell>
          <table:table-cell office:value-type="float" office:value="7.5">
            <text:p>7.5</text:p>
          </table:table-cell>
          <table:table-cell office:value-type="float" office:value="0.7937">
            <text:p>0.7937</text:p>
          </table:table-cell>
          <table:table-cell office:value-type="float" office:value="0.6093">
            <text:p>0.6093</text:p>
          </table:table-cell>
          <table:table-cell table:formula="of:=([.D4]/[.C4])" office:value-type="float" office:value="0.767670404434925">
            <text:p>0.7676704044</text:p>
          </table:table-cell>
          <table:table-cell office:value-type="string">
            <text:p>3.4n</text:p>
          </table:table-cell>
          <table:table-cell office:value-type="float" office:value="16.2072">
            <text:p>16.2072</text:p>
          </table:table-cell>
          <table:table-cell office:value-type="float" office:value="0.99863">
            <text:p>0.99863</text:p>
          </table:table-cell>
          <table:table-cell office:value-type="float" office:value="28.1">
            <text:p>28.1</text:p>
          </table:table-cell>
        </table:table-row>
        <table:table-row table:style-name="ro2">
          <table:table-cell office:value-type="float" office:value="0.27">
            <text:p>0.27</text:p>
          </table:table-cell>
          <table:table-cell office:value-type="float" office:value="7.5">
            <text:p>7.5</text:p>
          </table:table-cell>
          <table:table-cell office:value-type="float" office:value="0.75449">
            <text:p>0.75449</text:p>
          </table:table-cell>
          <table:table-cell table:style-name="ce3" office:value-type="float" office:value="0.578665">
            <text:p>0.578665</text:p>
          </table:table-cell>
          <table:table-cell table:formula="of:=([.D5]/[.C5])" office:value-type="float" office:value="0.766961788757969">
            <text:p>0.7669617888</text:p>
          </table:table-cell>
          <table:table-cell office:value-type="string">
            <text:p>3.4n</text:p>
          </table:table-cell>
          <table:table-cell office:value-type="float" office:value="16.532">
            <text:p>16.532</text:p>
          </table:table-cell>
          <table:table-cell office:value-type="float" office:value="1.00027">
            <text:p>1.00027</text:p>
          </table:table-cell>
          <table:table-cell office:value-type="float" office:value="27.7">
            <text:p>27.7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7.5">
            <text:p>7.5</text:p>
          </table:table-cell>
          <table:table-cell office:value-type="float" office:value="0.6773">
            <text:p>0.6773</text:p>
          </table:table-cell>
          <table:table-cell table:style-name="ce1" office:value-type="float" office:value="0.518">
            <text:p>0.518</text:p>
          </table:table-cell>
          <table:table-cell table:formula="of:=([.D6]/[.C6])" office:value-type="float" office:value="0.764801417392588">
            <text:p>0.7648014174</text:p>
          </table:table-cell>
          <table:table-cell office:value-type="string">
            <text:p>3.4n</text:p>
          </table:table-cell>
          <table:table-cell office:value-type="float" office:value="17.323">
            <text:p>17.323</text:p>
          </table:table-cell>
          <table:table-cell office:value-type="float" office:value="0.99853">
            <text:p>0.99853</text:p>
          </table:table-cell>
          <table:table-cell office:value-type="float" office:value="27.1">
            <text:p>27.1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7.5">
            <text:p>7.5</text:p>
          </table:table-cell>
          <table:table-cell office:value-type="float" office:value="0.6017">
            <text:p>0.6017</text:p>
          </table:table-cell>
          <table:table-cell table:style-name="ce1" office:value-type="float" office:value="0.4585">
            <text:p>0.4585</text:p>
          </table:table-cell>
          <table:table-cell table:formula="of:=([.D7]/[.C7])" office:value-type="float" office:value="0.762007645005817">
            <text:p>0.762007645</text:p>
          </table:table-cell>
          <table:table-cell office:value-type="string">
            <text:p>3.4n</text:p>
          </table:table-cell>
          <table:table-cell office:value-type="float" office:value="18.348">
            <text:p>18.348</text:p>
          </table:table-cell>
          <table:table-cell office:value-type="float" office:value="0.98899">
            <text:p>0.98899</text:p>
          </table:table-cell>
          <table:table-cell office:value-type="float" office:value="26.56">
            <text:p>26.56</text:p>
          </table:table-cell>
        </table:table-row>
        <table:table-row table:style-name="ro2">
          <table:table-cell office:value-type="float" office:value="0.21">
            <text:p>0.21</text:p>
          </table:table-cell>
          <table:table-cell office:value-type="float" office:value="7.5">
            <text:p>7.5</text:p>
          </table:table-cell>
          <table:table-cell office:value-type="float" office:value="0.528">
            <text:p>0.528</text:p>
          </table:table-cell>
          <table:table-cell table:style-name="ce1" office:value-type="float" office:value="0.4003">
            <text:p>0.4003</text:p>
          </table:table-cell>
          <table:table-cell table:formula="of:=([.D8]/[.C8])" office:value-type="float" office:value="0.758143939393939">
            <text:p>0.7581439394</text:p>
          </table:table-cell>
          <table:table-cell office:value-type="string">
            <text:p>3.4n</text:p>
          </table:table-cell>
          <table:table-cell office:value-type="float" office:value="19.675">
            <text:p>19.675</text:p>
          </table:table-cell>
          <table:table-cell office:value-type="float" office:value="0.9704">
            <text:p>0.9704</text:p>
          </table:table-cell>
          <table:table-cell office:value-type="float" office:value="25.94">
            <text:p>25.94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7.5">
            <text:p>7.5</text:p>
          </table:table-cell>
          <table:table-cell table:style-name="ce1" office:value-type="float" office:value="0.421">
            <text:p>0.421</text:p>
          </table:table-cell>
          <table:table-cell table:style-name="ce2" office:value-type="float" office:value="0.315112">
            <text:p>0.315112</text:p>
          </table:table-cell>
          <table:table-cell table:formula="of:=([.D9]/[.C9])" office:value-type="float" office:value="0.748484560570071">
            <text:p>0.7484845606</text:p>
          </table:table-cell>
          <table:table-cell office:value-type="string">
            <text:p>3.4n</text:p>
          </table:table-cell>
          <table:table-cell office:value-type="float" office:value="22.43">
            <text:p>22.43</text:p>
          </table:table-cell>
          <table:table-cell table:style-name="ce1" office:value-type="float" office:value="0.923">
            <text:p>0.923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7.5">
            <text:p>7.5</text:p>
          </table:table-cell>
          <table:table-cell table:style-name="ce1" office:value-type="float" office:value="0.3181">
            <text:p>0.3181</text:p>
          </table:table-cell>
          <table:table-cell table:style-name="ce2" office:value-type="float" office:value="0.231979">
            <text:p>0.231979</text:p>
          </table:table-cell>
          <table:table-cell table:formula="of:=([.D10]/[.C10])" office:value-type="float" office:value="0.729264382269726">
            <text:p>0.7292643823</text:p>
          </table:table-cell>
          <table:table-cell office:value-type="string">
            <text:p>3.4n</text:p>
          </table:table-cell>
          <table:table-cell office:value-type="float" office:value="26.53">
            <text:p>26.53</text:p>
          </table:table-cell>
          <table:table-cell table:style-name="ce1" office:value-type="float" office:value="0.849">
            <text:p>0.849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7.5">
            <text:p>7.5</text:p>
          </table:table-cell>
          <table:table-cell table:style-name="ce2" office:value-type="float" office:value="0.219094">
            <text:p>0.219094</text:p>
          </table:table-cell>
          <table:table-cell table:style-name="ce2" office:value-type="float" office:value="0.150762">
            <text:p>0.150762</text:p>
          </table:table-cell>
          <table:table-cell table:formula="of:=([.D11]/[.C11])" office:value-type="float" office:value="0.688115603348334">
            <text:p>0.6881156033</text:p>
          </table:table-cell>
          <table:table-cell office:value-type="string">
            <text:p>3.4n</text:p>
          </table:table-cell>
          <table:table-cell table:style-name="ce1" office:value-type="float" office:value="32.86">
            <text:p>32.86</text:p>
          </table:table-cell>
          <table:table-cell table:style-name="ce1" office:value-type="float" office:value="0.738">
            <text:p>0.738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.5">
            <text:p>7.5</text:p>
          </table:table-cell>
          <table:table-cell table:style-name="ce2" office:value-type="float" office:value="0.12362">
            <text:p>0.12362</text:p>
          </table:table-cell>
          <table:table-cell table:style-name="ce2" office:value-type="float" office:value="0.0716682">
            <text:p>0.0716682</text:p>
          </table:table-cell>
          <table:table-cell table:formula="of:=([.D12]/[.C12])" office:value-type="float" office:value="0.579745995793561">
            <text:p>0.5797459958</text:p>
          </table:table-cell>
          <table:table-cell office:value-type="string">
            <text:p>3.4n</text:p>
          </table:table-cell>
          <table:table-cell table:style-name="ce1" office:value-type="float" office:value="43.29">
            <text:p>43.29</text:p>
          </table:table-cell>
          <table:table-cell table:style-name="ce1" office:value-type="float" office:value="0.5616">
            <text:p>0.561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7.5">
            <text:p>7.5</text:p>
          </table:table-cell>
          <table:table-cell table:style-name="ce2" office:value-type="float" office:value="0.0347771">
            <text:p>0.0347771</text:p>
          </table:table-cell>
          <table:table-cell table:style-name="ce2" office:value-type="float" office:value="0.000161095">
            <text:p>0.000161095</text:p>
          </table:table-cell>
          <table:table-cell table:style-name="ce4" table:formula="of:=([.D13]/[.C13])" office:value-type="float" office:value="0.00463221487703115">
            <text:p>0.0046322149</text:p>
          </table:table-cell>
          <table:table-cell office:value-type="string">
            <text:p>3.4n</text:p>
          </table:table-cell>
          <table:table-cell table:style-name="ce1" office:value-type="float" office:value="61.32">
            <text:p>61.32</text:p>
          </table:table-cell>
          <table:table-cell table:style-name="ce1" office:value-type="float" office:value="0.2516">
            <text:p>0.251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7.5">
            <text:p>7.5</text:p>
          </table:table-cell>
          <table:table-cell table:style-name="ce2" office:value-type="float" office:value="0.012978">
            <text:p>0.012978</text:p>
          </table:table-cell>
          <table:table-cell table:style-name="ce2" office:value-type="float" office:value="0.00168096">
            <text:p>0.00168096</text:p>
          </table:table-cell>
          <table:table-cell table:formula="of:=([.D14]/[.C14])" office:value-type="float" office:value="0.12952380952381">
            <text:p>0.1295238095</text:p>
          </table:table-cell>
          <table:table-cell office:value-type="string">
            <text:p>3.4n</text:p>
          </table:table-cell>
          <table:table-cell table:style-name="ce1" office:value-type="float" office:value="89.79">
            <text:p>89.79</text:p>
          </table:table-cell>
          <table:table-cell table:style-name="ce1" office:value-type="float" office:value="0.2854">
            <text:p>0.285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9">
            <text:p>9</text:p>
          </table:table-cell>
          <table:table-cell table:style-name="ce1" office:value-type="float" office:value="1.0599">
            <text:p>1.0599</text:p>
          </table:table-cell>
          <table:table-cell table:style-name="ce1" office:value-type="float" office:value="0.82544">
            <text:p>0.82544</text:p>
          </table:table-cell>
          <table:table-cell table:formula="of:=([.D16]/[.C16])" office:value-type="float" office:value="0.778790451929427">
            <text:p>0.7787904519</text:p>
          </table:table-cell>
          <table:table-cell office:value-type="string">
            <text:p>3.4n</text:p>
          </table:table-cell>
          <table:table-cell office:value-type="float" office:value="18.72">
            <text:p>18.72</text:p>
          </table:table-cell>
          <table:table-cell office:value-type="float" office:value="1.00374">
            <text:p>1.00374</text:p>
          </table:table-cell>
          <table:table-cell office:value-type="float" office:value="33.9">
            <text:p>33.9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table:style-name="ce1" office:value-type="float" office:value="0.181563">
            <text:p>0.181563</text:p>
          </table:table-cell>
          <table:table-cell table:style-name="ce1" office:value-type="float" office:value="0.111068">
            <text:p>0.111068</text:p>
          </table:table-cell>
          <table:table-cell table:style-name="ce4" table:formula="of:=([.D17]/[.C17])" office:value-type="float" office:value="0.611732566657303">
            <text:p>0.6117325667</text:p>
          </table:table-cell>
          <table:table-cell office:value-type="string">
            <text:p>3.4n</text:p>
          </table:table-cell>
          <table:table-cell table:style-name="ce1" office:value-type="float" office:value="56.4663">
            <text:p>56.4663</text:p>
          </table:table-cell>
          <table:table-cell table:style-name="ce1" office:value-type="float" office:value="0.632677">
            <text:p>0.632677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1" office:value-type="float" office:value="0.769607">
            <text:p>0.769607</text:p>
          </table:table-cell>
          <table:table-cell office:value-type="string">
            <text:p>2.6n</text:p>
          </table:table-cell>
          <table:table-cell table:style-name="ce1" office:value-type="float" office:value="18.8841">
            <text:p>18.8841</text:p>
          </table:table-cell>
          <table:table-cell table:style-name="ce1" office:value-type="float" office:value="1.00027">
            <text:p>1.00027</text:p>
          </table:table-cell>
          <table:table-cell office:value-type="float" office:value="34.5">
            <text:p>34.5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1" office:value-type="float" office:value="0.546658">
            <text:p>0.546658</text:p>
          </table:table-cell>
          <table:table-cell office:value-type="string">
            <text:p>2.6n</text:p>
          </table:table-cell>
          <table:table-cell table:style-name="ce1" office:value-type="float" office:value="85.4871">
            <text:p>85.4871</text:p>
          </table:table-cell>
          <table:table-cell table:style-name="ce1" office:value-type="float" office:value="0.867955">
            <text:p>0.867955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1" office:value-type="float" office:value="0.161005">
            <text:p>0.161005</text:p>
          </table:table-cell>
          <table:table-cell office:value-type="string">
            <text:p>2.6n</text:p>
          </table:table-cell>
          <table:table-cell table:style-name="ce1" office:value-type="float" office:value="165.928">
            <text:p>165.928</text:p>
          </table:table-cell>
          <table:table-cell table:style-name="ce1" office:value-type="float" office:value="0.774423">
            <text:p>0.774423</text:p>
          </table:table-cell>
          <table:table-cell office:value-type="float" office:value="24.5">
            <text:p>24.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1" office:value-type="float" office:value="0.76627">
            <text:p>0.76627</text:p>
          </table:table-cell>
          <table:table-cell office:value-type="string">
            <text:p>2.4n</text:p>
          </table:table-cell>
          <table:table-cell table:style-name="ce1" office:value-type="float" office:value="18.9155">
            <text:p>18.9155</text:p>
          </table:table-cell>
          <table:table-cell table:style-name="ce1" office:value-type="float" office:value="0.995577">
            <text:p>0.995577</text:p>
          </table:table-cell>
          <table:table-cell/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1" office:value-type="float" office:value="0.558635">
            <text:p>0.558635</text:p>
          </table:table-cell>
          <table:table-cell office:value-type="string">
            <text:p>2.4n</text:p>
          </table:table-cell>
          <table:table-cell table:style-name="ce1" office:value-type="float" office:value="86.0383">
            <text:p>86.0383</text:p>
          </table:table-cell>
          <table:table-cell table:style-name="ce1" office:value-type="float" office:value="0.955425">
            <text:p>0.955425</text:p>
          </table:table-cell>
          <table:table-cell/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1" office:value-type="float" office:value="0.271953">
            <text:p>0.271953</text:p>
          </table:table-cell>
          <table:table-cell office:value-type="string">
            <text:p>2.4n</text:p>
          </table:table-cell>
          <table:table-cell table:style-name="ce1" office:value-type="float" office:value="167.995">
            <text:p>167.995</text:p>
          </table:table-cell>
          <table:table-cell table:style-name="ce1" office:value-type="float" office:value="0.96859">
            <text:p>0.96859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9">
            <text:p>9</text:p>
          </table:table-cell>
          <table:table-cell table:style-name="ce1" office:value-type="float" office:value="1.05965">
            <text:p>1.05965</text:p>
          </table:table-cell>
          <table:table-cell table:style-name="ce1" office:value-type="float" office:value="0.809879">
            <text:p>0.809879</text:p>
          </table:table-cell>
          <table:table-cell table:style-name="ce1" office:value-type="float" office:value="0.764288">
            <text:p>0.764288</text:p>
          </table:table-cell>
          <table:table-cell office:value-type="string">
            <text:p>2.3n</text:p>
          </table:table-cell>
          <table:table-cell table:style-name="ce1" office:value-type="float" office:value="18.9283">
            <text:p>18.9283</text:p>
          </table:table-cell>
          <table:table-cell table:style-name="ce1" office:value-type="float" office:value="0.992194">
            <text:p>0.992194</text:p>
          </table:table-cell>
          <table:table-cell table:style-name="ce1" office:value-type="float" office:value="34.7394">
            <text:p>34.7394</text:p>
          </table:table-cell>
        </table:table-row>
        <table:table-row table:style-name="ro2">
          <table:table-cell office:value-type="float" office:value="0.27">
            <text:p>0.27</text:p>
          </table:table-cell>
          <table:table-cell office:value-type="float" office:value="9">
            <text:p>9</text:p>
          </table:table-cell>
          <table:table-cell table:style-name="ce1" office:value-type="float" office:value="0.939883">
            <text:p>0.939883</text:p>
          </table:table-cell>
          <table:table-cell table:style-name="ce1" office:value-type="float" office:value="0.716283">
            <text:p>0.716283</text:p>
          </table:table-cell>
          <table:table-cell table:formula="of:=([.D28]/[.C28])" office:value-type="float" office:value="0.762098048374106">
            <text:p>0.7620980484</text:p>
          </table:table-cell>
          <table:table-cell office:value-type="string">
            <text:p>2.3n</text:p>
          </table:table-cell>
          <table:table-cell table:style-name="ce1" office:value-type="float" office:value="20.547">
            <text:p>20.547</text:p>
          </table:table-cell>
          <table:table-cell table:style-name="ce1" office:value-type="float" office:value="1.00084">
            <text:p>1.00084</text:p>
          </table:table-cell>
          <table:table-cell table:style-name="ce1" office:value-type="float" office:value="33.9569">
            <text:p>33.9569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table:style-name="ce1" office:value-type="float" office:value="0.861764">
            <text:p>0.861764</text:p>
          </table:table-cell>
          <table:table-cell table:style-name="ce1" office:value-type="float" office:value="0.654635">
            <text:p>0.654635</text:p>
          </table:table-cell>
          <table:table-cell table:formula="of:=([.D29]/[.C29])" office:value-type="float" office:value="0.759645332132695">
            <text:p>0.7596453321</text:p>
          </table:table-cell>
          <table:table-cell office:value-type="string">
            <text:p>2.3n</text:p>
          </table:table-cell>
          <table:table-cell table:style-name="ce1" office:value-type="float" office:value="21.9013">
            <text:p>21.9013</text:p>
          </table:table-cell>
          <table:table-cell table:style-name="ce1" office:value-type="float" office:value="1.00414">
            <text:p>1.00414</text:p>
          </table:table-cell>
          <table:table-cell office:value-type="float" office:value="33.4">
            <text:p>33.4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9">
            <text:p>9</text:p>
          </table:table-cell>
          <table:table-cell table:style-name="ce1" office:value-type="float" office:value="0.785078">
            <text:p>0.785078</text:p>
          </table:table-cell>
          <table:table-cell table:style-name="ce1" office:value-type="float" office:value="0.593644">
            <text:p>0.593644</text:p>
          </table:table-cell>
          <table:table-cell table:formula="of:=([.D30]/[.C30])" office:value-type="float" office:value="0.7561592606085">
            <text:p>0.7561592606</text:p>
          </table:table-cell>
          <table:table-cell office:value-type="string">
            <text:p>2.3n</text:p>
          </table:table-cell>
          <table:table-cell table:style-name="ce1" office:value-type="float" office:value="23.5422">
            <text:p>23.5422</text:p>
          </table:table-cell>
          <table:table-cell table:style-name="ce1" office:value-type="float" office:value="1.00544">
            <text:p>1.00544</text:p>
          </table:table-cell>
          <table:table-cell office:value-type="float" office:value="32.8">
            <text:p>32.8</text:p>
          </table:table-cell>
        </table:table-row>
        <table:table-row table:style-name="ro2">
          <table:table-cell office:value-type="float" office:value="0.21">
            <text:p>0.21</text:p>
          </table:table-cell>
          <table:table-cell office:value-type="float" office:value="9">
            <text:p>9</text:p>
          </table:table-cell>
          <table:table-cell table:style-name="ce1" office:value-type="float" office:value="0.709854">
            <text:p>0.709854</text:p>
          </table:table-cell>
          <table:table-cell table:style-name="ce1" office:value-type="float" office:value="0.533375">
            <text:p>0.533375</text:p>
          </table:table-cell>
          <table:table-cell table:formula="of:=([.D31]/[.C31])" office:value-type="float" office:value="0.751386904912841">
            <text:p>0.7513869049</text:p>
          </table:table-cell>
          <table:table-cell office:value-type="string">
            <text:p>2.3n</text:p>
          </table:table-cell>
          <table:table-cell table:style-name="ce1" office:value-type="float" office:value="25.5497">
            <text:p>25.5497</text:p>
          </table:table-cell>
          <table:table-cell table:style-name="ce1" office:value-type="float" office:value="1.0048">
            <text:p>1.0048</text:p>
          </table:table-cell>
          <table:table-cell office:value-type="float" office:value="32.2">
            <text:p>32.2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9">
            <text:p>9</text:p>
          </table:table-cell>
          <table:table-cell table:style-name="ce1" office:value-type="float" office:value="0.599854">
            <text:p>0.599854</text:p>
          </table:table-cell>
          <table:table-cell table:style-name="ce1" office:value-type="float" office:value="0.444437">
            <text:p>0.444437</text:p>
          </table:table-cell>
          <table:table-cell table:formula="of:=([.D32]/[.C32])" office:value-type="float" office:value="0.7409086210978">
            <text:p>0.7409086211</text:p>
          </table:table-cell>
          <table:table-cell office:value-type="string">
            <text:p>2.3n</text:p>
          </table:table-cell>
          <table:table-cell table:style-name="ce1" office:value-type="float" office:value="29.5058">
            <text:p>29.5058</text:p>
          </table:table-cell>
          <table:table-cell table:style-name="ce1" office:value-type="float" office:value="1.00071">
            <text:p>1.00071</text:p>
          </table:table-cell>
          <table:table-cell office:value-type="float" office:value="31.3">
            <text:p>31.3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9">
            <text:p>9</text:p>
          </table:table-cell>
          <table:table-cell table:style-name="ce1" office:value-type="float" office:value="0.493207">
            <text:p>0.493207</text:p>
          </table:table-cell>
          <table:table-cell table:style-name="ce1" office:value-type="float" office:value="0.357355">
            <text:p>0.357355</text:p>
          </table:table-cell>
          <table:table-cell table:formula="of:=([.D33]/[.C33])" office:value-type="float" office:value="0.724553787760514">
            <text:p>0.7245537878</text:p>
          </table:table-cell>
          <table:table-cell office:value-type="string">
            <text:p>2.3n</text:p>
          </table:table-cell>
          <table:table-cell table:style-name="ce1" office:value-type="float" office:value="35.1696">
            <text:p>35.1696</text:p>
          </table:table-cell>
          <table:table-cell table:style-name="ce1" office:value-type="float" office:value="0.993993">
            <text:p>0.993993</text:p>
          </table:table-cell>
          <table:table-cell office:value-type="float" office:value="30.3">
            <text:p>30.3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9">
            <text:p>9</text:p>
          </table:table-cell>
          <table:table-cell table:style-name="ce1" office:value-type="float" office:value="0.389736">
            <text:p>0.389736</text:p>
          </table:table-cell>
          <table:table-cell table:style-name="ce1" office:value-type="float" office:value="0.272042">
            <text:p>0.272042</text:p>
          </table:table-cell>
          <table:table-cell table:formula="of:=([.D34]/[.C34])" office:value-type="float" office:value="0.698016092944968">
            <text:p>0.6980160929</text:p>
          </table:table-cell>
          <table:table-cell office:value-type="string">
            <text:p>2.3n</text:p>
          </table:table-cell>
          <table:table-cell table:style-name="ce1" office:value-type="float" office:value="43.7529">
            <text:p>43.7529</text:p>
          </table:table-cell>
          <table:table-cell table:style-name="ce1" office:value-type="float" office:value="0.986528">
            <text:p>0.986528</text:p>
          </table:table-cell>
          <table:table-cell office:value-type="float" office:value="29.2">
            <text:p>29.2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table:style-name="ce1" office:value-type="float" office:value="0.289343">
            <text:p>0.289343</text:p>
          </table:table-cell>
          <table:table-cell table:style-name="ce1" office:value-type="float" office:value="0.188546">
            <text:p>0.188546</text:p>
          </table:table-cell>
          <table:table-cell table:formula="of:=([.D35]/[.C35])" office:value-type="float" office:value="0.651634910815192">
            <text:p>0.6516349108</text:p>
          </table:table-cell>
          <table:table-cell office:value-type="string">
            <text:p>2.3n</text:p>
          </table:table-cell>
          <table:table-cell table:style-name="ce1" office:value-type="float" office:value="58.0477">
            <text:p>58.0477</text:p>
          </table:table-cell>
          <table:table-cell table:style-name="ce1" office:value-type="float" office:value="0.981414">
            <text:p>0.981414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1" office:value-type="float" office:value="0.191768">
            <text:p>0.191768</text:p>
          </table:table-cell>
          <table:table-cell table:style-name="ce1" office:value-type="float" office:value="0.107063">
            <text:p>0.107063</text:p>
          </table:table-cell>
          <table:table-cell table:formula="of:=([.D36]/[.C36])" office:value-type="float" office:value="0.558294397396854">
            <text:p>0.5582943974</text:p>
          </table:table-cell>
          <table:table-cell office:value-type="string">
            <text:p>2.3n</text:p>
          </table:table-cell>
          <table:table-cell table:style-name="ce1" office:value-type="float" office:value="86.283">
            <text:p>86.283</text:p>
          </table:table-cell>
          <table:table-cell table:style-name="ce1" office:value-type="float" office:value="0.984715">
            <text:p>0.984715</text:p>
          </table:table-cell>
          <table:table-cell table:style-name="ce1" office:value-type="float" office:value="26.7214">
            <text:p>26.721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9">
            <text:p>9</text:p>
          </table:table-cell>
          <table:table-cell table:style-name="ce1" office:value-type="float" office:value="0.094934">
            <text:p>0.094934</text:p>
          </table:table-cell>
          <table:table-cell table:style-name="ce1" office:value-type="float" office:value="0.0257574">
            <text:p>0.0257574</text:p>
          </table:table-cell>
          <table:table-cell table:formula="of:=([.D37]/[.C37])" office:value-type="float" office:value="0.271319021636084">
            <text:p>0.2713190216</text:p>
          </table:table-cell>
          <table:table-cell office:value-type="string">
            <text:p>2.3n</text:p>
          </table:table-cell>
          <table:table-cell table:style-name="ce1" office:value-type="float" office:value="168.536">
            <text:p>168.536</text:p>
          </table:table-cell>
          <table:table-cell table:style-name="ce1" office:value-type="float" office:value="0.999022">
            <text:p>0.999022</text:p>
          </table:table-cell>
          <table:table-cell table:style-name="ce1" office:value-type="float" office:value="25.0453">
            <text:p>25.0453</text:p>
          </table:table-cell>
        </table:table-row>
        <table:table-row table:style-name="ro2" table:number-rows-repeated="104853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Gordonson</meta:initial-creator>
    <meta:creation-date>2013-11-18T10:16:11</meta:creation-date>
    <dc:date>2013-11-18T17:14:57</dc:date>
    <dc:creator>Josh Gordonson</dc:creator>
    <meta:editing-duration>PT6H27M36S</meta:editing-duration>
    <meta:editing-cycles>3</meta:editing-cycles>
    <meta:generator>LibreOffice/3.5$Linux_X86_64 LibreOffice_project/350m1$Build-2</meta:generator>
    <meta:document-statistic meta:table-count="3" meta:cell-count="282" meta:object-count="0"/>
  </office:meta>
</office:document-meta>
</file>